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640000004B0ABF10A82CD36B641.png" manifest:media-type="image/png"/>
  <manifest:file-entry manifest:full-path="Pictures/1000020000000640000004B035AD7B30919AA7D7.png" manifest:media-type="image/png"/>
  <manifest:file-entry manifest:full-path="Pictures/1000020000000640000004B09939911B45448E41.png" manifest:media-type="image/png"/>
  <manifest:file-entry manifest:full-path="Pictures/1000020000000640000004B030631361DF0125BE.png" manifest:media-type="image/png"/>
  <manifest:file-entry manifest:full-path="Pictures/1000020100000164000000F41EEE0F68AB4DD3BB.png" manifest:media-type="image/png"/>
  <manifest:file-entry manifest:full-path="Pictures/1000020000000640000004B005C1E14CFE8084EA.png" manifest:media-type="image/png"/>
  <manifest:file-entry manifest:full-path="Pictures/1000020000000640000004B0959D671E41826F17.png" manifest:media-type="image/png"/>
  <manifest:file-entry manifest:full-path="Pictures/1000748B0000000000000000F44AE286DA99EDA8.pdf" manifest:media-type="application/pdf"/>
  <manifest:file-entry manifest:full-path="Pictures/10000201000004E700000349D546BBD476EC6B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pitch="variable"/>
    <style:font-face style:name="Cantarell" svg:font-family="Cantarel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1cm" draw:marker-start-width="0.35cm" draw:marker-end="Arrowheads_20_3" draw:marker-end-width="0.4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="Arrowheads_20_3" draw:marker-start-width="0.4cm" draw:marker-end="Arrowheads_20_3" draw:marker-end-width="0.4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marker-end="Arrowheads_20_3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004586" loext:opacity="100%"/>
    </style:style>
    <style:style style:name="P4" style:family="paragraph">
      <loext:graphic-properties draw:fill="none" draw:fill-color="#ffffff"/>
      <style:text-properties fo:color="#004586" loext:opacity="100%" fo:font-size="12pt" style:font-size-asian="12pt" style:font-size-complex="12pt"/>
    </style:style>
    <style:style style:name="P5" style:family="paragraph">
      <loext:graphic-properties draw:fill-color="#ffffff"/>
    </style:style>
    <style:style style:name="T1" style:family="text">
      <style:text-properties fo:color="#004586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0.104cm" svg:height="6.77cm" svg:x="-0.116cm" svg:y="4.27cm">
            <draw:image xlink:href="Pictures/10000201000004E700000349D546BBD476EC6BF5.png" xlink:type="simple" xlink:show="embed" xlink:actuate="onLoad" draw:mime-type="image/png">
              <text:p/>
            </draw:image>
          </draw:frame>
          <draw:frame draw:style-name="gr2" draw:text-style-name="P2" draw:layer="layout" svg:width="0cm" svg:height="0cm" svg:x="12.894cm" svg:y="11.67cm">
            <draw:image xlink:href="Pictures/1000748B0000000000000000F44AE286DA99EDA8.pdf" xlink:type="simple" xlink:show="embed" xlink:actuate="onLoad" draw:mime-type="application/pdf">
              <text:p/>
            </draw:image>
          </draw:frame>
          <draw:g>
            <draw:frame draw:style-name="gr2" draw:text-style-name="P2" draw:layer="layout" svg:width="4cm" svg:height="3cm" svg:x="0.003cm" svg:y="13cm">
              <draw:image xlink:href="Pictures/1000020000000640000004B0959D671E41826F17.png" xlink:type="simple" xlink:show="embed" xlink:actuate="onLoad" draw:mime-type="image/png">
                <text:p/>
              </draw:image>
            </draw:frame>
            <draw:frame draw:style-name="gr2" draw:text-style-name="P2" draw:layer="layout" svg:width="4cm" svg:height="3cm" svg:x="4.403cm" svg:y="13cm">
              <draw:image xlink:href="Pictures/1000020000000640000004B005C1E14CFE8084EA.png" xlink:type="simple" xlink:show="embed" xlink:actuate="onLoad" draw:mime-type="image/png">
                <text:p/>
              </draw:image>
            </draw:frame>
            <draw:frame draw:style-name="gr3" draw:text-style-name="P2" draw:layer="layout" svg:width="2.043cm" svg:height="1.4cm" draw:transform="rotate (1.5707963267949) translate (3.603cm 16.843cm)">
              <draw:image xlink:href="Pictures/1000020100000164000000F41EEE0F68AB4DD3BB.png" xlink:type="simple" xlink:show="embed" xlink:actuate="onLoad" draw:mime-type="image/png">
                <text:p/>
              </draw:image>
            </draw:frame>
          </draw:g>
          <draw:g>
            <draw:frame draw:style-name="gr2" draw:text-style-name="P2" draw:layer="layout" svg:width="3cm" svg:height="2.24cm" svg:x="0.003cm" svg:y="0cm">
              <draw:image xlink:href="Pictures/1000020000000640000004B030631361DF0125BE.png" xlink:type="simple" xlink:show="embed" xlink:actuate="onLoad" draw:mime-type="image/png">
                <text:p/>
              </draw:image>
            </draw:frame>
            <draw:frame draw:style-name="gr2" draw:text-style-name="P2" draw:layer="layout" svg:width="3cm" svg:height="2.24cm" svg:x="3.07cm" svg:y="0cm">
              <draw:image xlink:href="Pictures/1000020000000640000004B09939911B45448E41.png" xlink:type="simple" xlink:show="embed" xlink:actuate="onLoad" draw:mime-type="image/png">
                <text:p/>
              </draw:image>
            </draw:frame>
            <draw:frame draw:style-name="gr2" draw:text-style-name="P2" draw:layer="layout" svg:width="3cm" svg:height="2.24cm" svg:x="6.136cm" svg:y="0cm">
              <draw:image xlink:href="Pictures/1000020000000640000004B035AD7B30919AA7D7.png" xlink:type="simple" xlink:show="embed" xlink:actuate="onLoad" draw:mime-type="image/png">
                <text:p/>
              </draw:image>
            </draw:frame>
            <draw:frame draw:style-name="gr2" draw:text-style-name="P2" draw:layer="layout" svg:width="3cm" svg:height="2.24cm" svg:x="9.203cm" svg:y="0cm">
              <draw:image xlink:href="Pictures/1000020000000640000004B0ABF10A82CD36B641.png" xlink:type="simple" xlink:show="embed" xlink:actuate="onLoad" draw:mime-type="image/png">
                <text:p/>
              </draw:image>
            </draw:frame>
          </draw:g>
          <draw:line draw:style-name="gr4" draw:text-style-name="P1" draw:layer="layout" svg:x1="4.203cm" svg:y1="12.837cm" svg:x2="4.203cm" svg:y2="11.037cm">
            <text:p/>
          </draw:line>
          <draw:line draw:style-name="gr5" draw:text-style-name="P1" draw:layer="layout" svg:x1="4.203cm" svg:y1="4.2cm" svg:x2="4.203cm" svg:y2="2.4cm">
            <text:p/>
          </draw:line>
          <draw:frame draw:style-name="gr6" draw:text-style-name="P4" draw:layer="layout" svg:width="3.257cm" svg:height="0.475cm" svg:x="4.403cm" svg:y="11.7cm">
            <draw:text-box>
              <text:p text:style-name="P3"><text:span text:style-name="T1">Stromversorgung</text:span></text:p>
            </draw:text-box>
          </draw:frame>
          <draw:frame draw:style-name="gr6" draw:text-style-name="P4" draw:layer="layout" svg:width="4.21cm" svg:height="0.475cm" svg:x="4.403cm" svg:y="3.063cm">
            <draw:text-box>
              <text:p text:style-name="P3"><text:span text:style-name="T1">Sensoren und Aktoren</text:span></text:p>
            </draw:text-box>
          </draw:frame>
        </draw:g>
        <presentation:notes draw:style-name="dp1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pitch="variable"/>
    <style:font-face style:name="Cantarell" svg:font-family="Cantarel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3000 3000" svg:d="M1500 0l1500 2789v211h-114l-1286-2392v2392h-200v-2392l-1286 2392h-114v-211z"/>
    <draw:marker draw:name="Arrowheads_20_3" draw:display-name="Arrowheads 3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3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1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19cm" fo:page-height="16.8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483cm" svg:height="7.575cm" svg:x="2.758cm" svg:y="2.485cm"/>
      <draw:page-thumbnail draw:layer="backgroundobjects" svg:width="5.483cm" svg:height="7.575cm" svg:x="2.758cm" svg:y="11.061cm"/>
      <draw:page-thumbnail draw:layer="backgroundobjects" svg:width="5.483cm" svg:height="7.575cm" svg:x="2.758cm" svg:y="19.637cm"/>
      <draw:page-thumbnail draw:layer="backgroundobjects" svg:width="5.483cm" svg:height="7.575cm" svg:x="12.758cm" svg:y="2.485cm"/>
      <draw:page-thumbnail draw:layer="backgroundobjects" svg:width="5.483cm" svg:height="7.575cm" svg:x="12.758cm" svg:y="11.061cm"/>
      <draw:page-thumbnail draw:layer="backgroundobjects" svg:width="5.483cm" svg:height="7.575cm" svg:x="12.758cm" svg:y="19.637cm"/>
    </style:handout-master>
    <style:master-page style:name="Default" style:page-layout-name="PM1" draw:style-name="Mdp1">
      <draw:frame presentation:style-name="Default-title" draw:layer="backgroundobjects" svg:width="25.199cm" svg:height="2.92cm" svg:x="1.4cm" svg:y="0.698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206cm" svg:x="9.576cm" svg:y="15.94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206cm" svg:x="20.076cm" svg:y="15.94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ennis Schulmeister-Zimolong</meta:initial-creator>
    <meta:creation-date>2021-09-17T01:39:00.719520529</meta:creation-date>
    <dc:date>2021-09-17T03:20:24.944357761</dc:date>
    <dc:creator>Dennis Schulmeister-Zimolong</dc:creator>
    <meta:editing-duration>PT1H41M21S</meta:editing-duration>
    <meta:editing-cycles>12</meta:editing-cycles>
    <meta:generator>LibreOffice/7.0.6.2$Linux_X86_64 LibreOffice_project/00$Build-2</meta:generator>
    <meta:document-statistic meta:object-count="39"/>
  </office:meta>
</office:document-meta>
</file>